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swiss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 style:master-page-name="Standard">
      <style:paragraph-properties style:page-number="auto" style:text-autospace="none"/>
      <style:text-properties fo:color="#800000" style:font-name="Consolas" fo:font-size="9.5pt" style:font-name-asian="Consolas" style:font-size-asian="9.5pt" style:font-name-complex="Consolas" style:font-size-complex="9.5pt"/>
    </style:style>
    <style:style style:name="T1" style:family="text">
      <style:text-properties fo:color="#800000" style:font-name="Consolas" fo:font-size="9.5pt" style:font-name-asian="Consolas" style:font-size-asian="9.5pt" style:font-name-complex="Consolas" style:font-size-complex="9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CLARACIÓN JURAMENTADA DE UNIÓN LIBRE</text:p>
      <text:p text:style-name="P1"><text:span text:style-name="T1"><text:s text:c="28"/>Fecha %d%fecha de hoy//true%d%</text:span></text:p>
      <text:p text:style-name="P1"><text:span text:style-name="T1"><text:s text:c="28"/>A quien pueda interesar:</text:span></text:p>
      <text:p text:style-name="P1"><text:span text:style-name="T1"><text:s text:c="28"/>Yo <text:s/>%t% nombre de quien diligencia//true %t% con cédula de ciudadanía</text:span></text:p>
      <text:p text:style-name="P1"><text:span text:style-name="T1"><text:s text:c="28"/>No. %t% cedula de quien diligencia//true %t% de %l% <text:s/>Ciudad de expedicion cedula de quien diligencia//medellin%itagui%tangamandapio//true %l%</text:span></text:p>
      <text:p text:style-name="P1"><text:span text:style-name="T1"><text:s text:c="28"/>y yo <text:s/>%t% nombre de pareja//true %t% con cédula de ciudadanía</text:span></text:p>
      <text:p text:style-name="P1"><text:span text:style-name="T1"><text:s text:c="28"/>No. <text:s/>%t% cedula de la pareja//true %t% de %l% Ciudad de expedicion cedula de la pareja//medellin%itagui%tangamandapio//true %l%</text:span></text:p>
      <text:p text:style-name="P1"><text:span text:style-name="T1"><text:s text:c="28"/>Declaramos bajo juramento y en pleno uso de nuestras</text:span></text:p>
      <text:p text:style-name="P1"><text:span text:style-name="T1"><text:s text:c="28"/>facultades que vivimos en unión libre y por consentimiento</text:span></text:p>
      <text:p text:style-name="P1"><text:span text:style-name="T1"><text:s text:c="28"/>de los dos, desde (fecha aproximada)%d%fecha de hoy//true%%d%</text:span></text:p>
      <text:p text:style-name="P1"><text:span text:style-name="T1"><text:s text:c="28"/>Firma</text:span></text:p>
      <text:p text:style-name="P1"><text:span text:style-name="T1"><text:s text:c="28"/>c.c. <text:s/>%t% cedula de quien diligencia//true %t% <text:s text:c="2"/>de %l% <text:s/>Ciudad de expedicion cedula de quien diligencia//medellin%itagui%tangamandapio//false %l%</text:span></text:p>
      <text:p text:style-name="P1"><text:span text:style-name="T1"><text:s text:c="28"/>Firma</text:span></text:p>
      <text:p text:style-name="P1"><text:span text:style-name="T1"><text:s text:c="28"/>c.c. %t% cedula de la pareja//true %t% de %l% Ciudad de expedicion cedula de la pareja//medellin%itagui%tangamandapio//false %l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swiss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none" fo:country="none" style:letter-kerning="true" style:font-name-asian="SimSun1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07T19:56:14</meta:creation-date>
    <meta:editing-duration>P15824DT17H31M44S</meta:editing-duration>
    <meta:document-statistic meta:table-count="0" meta:image-count="0" meta:object-count="0" meta:page-count="1" meta:paragraph-count="14" meta:word-count="131" meta:character-count="1309"/>
    <meta:generator>OpenOffice/4.1.7$Win32 OpenOffice.org_project/417m1$Build-9800</meta:generator>
  </office:meta>
</office:document-meta>
</file>